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list-style-name=""/>
    <style:style style:name="P2" style:family="paragraph" style:parent-style-name="Heading_20_1">
      <style:paragraph-properties fo:break-before="page"/>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igra OOXML support document &amp; implementation notes</text:h>
      <text:p text:style-name="Text_20_body"/>
      <text:p text:style-name="Text_20_body">The purpose of this document is to give a short overview of the Ooxml data format and how it maps to the actual filter code in Calligra. The same information is found from MS documentation but in a different format.</text:p>
      <text:p text:style-name="Text_20_body"/>
      <text:p text:style-name="Text_20_body">For OOXML format details refer to ECMA-376 2<text:span text:style-name="T1">nd</text:span> edition Parts 1 and Part 4 (VML)</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Calligra OOXML support document &amp; implementation notes<text:tab/>1</text:p>
          <text:p text:style-name="P4">General file structure<text:tab/>3</text:p>
          <text:p text:style-name="P4">Relationships<text:tab/>4</text:p>
          <text:p text:style-name="P3">Implementation notes:<text:tab/>4</text:p>
          <text:p text:style-name="P4">Docx documents<text:tab/>5</text:p>
          <text:p text:style-name="P3">[Content_Types].xml<text:tab/>5</text:p>
          <text:p text:style-name="P3">fonttable.xml – DocxXmlFontTableReader<text:tab/>5</text:p>
          <text:p text:style-name="P3">settings.xml – DocxXmlSettingsReader<text:tab/>6</text:p>
          <text:p text:style-name="P3">themeX.xml – libmsooxml/MsooXmlThemesReader<text:tab/>6</text:p>
          <text:p text:style-name="P3">numbering.xml – DocxXmlNumberingReader<text:tab/>6</text:p>
          <text:p text:style-name="P3">footnotes.xml / comments.xml / endnotes.xml – DocxXmlFootnoteReader / DocxXmlCommentReader / DocxXmlEndnoteReader<text:tab/>6</text:p>
          <text:p text:style-name="P3">styles.xml – DocxXmlStylesReader<text:tab/>6</text:p>
          <text:p text:style-name="P3">document.xml – DocxXmlDocumentReader<text:tab/>6</text:p>
          <text:p text:style-name="P3">headerX.xml / footerX.xml – DocxXmlFooterReader / DocxXmlHeaderReader<text:tab/>6</text:p>
          <text:p text:style-name="P3">other xml files &amp; folders<text:tab/>6</text:p>
          <text:p text:style-name="P3">Files in media/embedding folder<text:tab/>6</text:p>
          <text:p text:style-name="P3">Implementation notes:<text:tab/>7</text:p>
          <text:p text:style-name="P4">Pptx documents<text:tab/>8</text:p>
          <text:p text:style-name="P3">Presentation structure<text:tab/>9</text:p>
          <text:p text:style-name="P3">presentation.xml - PptxDocumentReader<text:tab/>9</text:p>
          <text:p text:style-name="P3">theme.xml – libmsooxml/MsooXmlThemeReader<text:tab/>9</text:p>
          <text:p text:style-name="P3">slideMaster.xml - PptxSlideReader<text:tab/>9</text:p>
          <text:p text:style-name="P3">slideLayout.xml - PptxSlideReader<text:tab/>9</text:p>
          <text:p text:style-name="P3">slide.xml - PptxSlideReader<text:tab/>9</text:p>
          <text:p text:style-name="P3">notesSlide / notesMaster - PptxSlideReader<text:tab/>10</text:p>
          <text:p text:style-name="P3">tablestyles.xml – libmsooxml/MsooxmlDrawingTableStyleReader<text:tab/>10</text:p>
          <text:p text:style-name="P3">other xml files<text:tab/>10</text:p>
          <text:p text:style-name="P3">Implementation notes:<text:tab/>10</text:p>
          <text:p text:style-name="P4">Xlsx documents<text:tab/>11</text:p>
          <text:p text:style-name="P3">workbook.xml – XlsxXmlDocumentReader<text:tab/>11</text:p>
          <text:p text:style-name="P3">styles.xml – XlsxXmlStylesReader<text:tab/>11</text:p>
          <text:p text:style-name="P3">sharedStrings.xml – XlsxXmlSharedStringsReader<text:tab/>12</text:p>
          <text:p text:style-name="P3">sheetX.xml – XlsxXmlWorksheetReader<text:tab/>12</text:p>
          <text:p text:style-name="P3"><text:soft-page-break/>drawingX.xml – XlsxXmlDrawingReader<text:tab/>12</text:p>
          <text:p text:style-name="P3">commentsX.xml – XlsxXmlCommentsReader<text:tab/>12</text:p>
          <text:p text:style-name="P3">XlsxXmlTableReader (pivot tables)<text:tab/>12</text:p>
          <text:p text:style-name="P3">other files<text:tab/>12</text:p>
          <text:p text:style-name="P3">Implementation notes:<text:tab/>12</text:p>
          <text:p text:style-name="P4">Drawing ML<text:tab/>13</text:p>
          <text:p text:style-name="P3">presetShapeDefinitions.xml<text:tab/>13</text:p>
          <text:p text:style-name="P3">Implementation notes:<text:tab/>13</text:p>
          <text:p text:style-name="P4">VML<text:tab/>14</text:p>
          <text:p text:style-name="P3">Implementation notes:<text:tab/>14</text:p>
          <text:p text:style-name="P4">Charts<text:tab/>15</text:p>
          <text:p text:style-name="P4">Smart Art<text:tab/>16</text:p>
          <text:p text:style-name="P4">Ms Ooxml 2007 vs 2010, future versions<text:tab/>17</text:p>
        </text:index-body>
      </text:table-of-content>
      <text:p text:style-name="Text_20_body"/>
      <text:h text:style-name="P1" text:outline-level="1"/>
      <text:h text:style-name="P2" text:outline-level="1">General file structure</text:h>
      <text:p text:style-name="Text_20_body">Ooxml files are a collection of xml files in a zipped archive.</text:p>
      <text:p text:style-name="Text_20_body">In general the unzipped file structure looks as follows:</text:p>
      <text:p text:style-name="Text_20_body"/>
      <text:p text:style-name="Text_20_body">a.xml</text:p>
      <text:p text:style-name="Text_20_body">_rels/a.xml</text:p>
      <text:p text:style-name="Text_20_body">someDirectory/b.xml</text:p>
      <text:p text:style-name="Text_20_body">someDirectory/c.xml</text:p>
      <text:p text:style-name="Text_20_body">someDirectory/d.xml</text:p>
      <text:p text:style-name="Text_20_body">someDirectory/_rels/b.xml.rels</text:p>
      <text:p text:style-name="Text_20_body">someDirectory/_rels/c.xml.rels</text:p>
      <text:p text:style-name="Text_20_body">someDirectory/media/somePicture.jpg</text:p>
      <text:p text:style-name="Text_20_body">someDirectory/subDirectory/e.xml</text:p>
      <text:p text:style-name="Text_20_body">someDirectory/subDirectory/_rels/e.xml.rels</text:p>
      <text:p text:style-name="Text_20_body">…</text:p>
      <text:h text:style-name="P1" text:outline-level="1"/>
      <text:h text:style-name="P2" text:outline-level="1">Relationships</text:h>
      <text:p text:style-name="Text_20_body">Zipped files have a set of directories and a set of files. Most files have a corresponding relationship file in _rels/ directory. The relationship structure resembles a multi branched tree. In the above example all files except d.xml have relationships. Relationship information can be information such as pictures referred in the file, or names of other xml files to which the file is related to. In the above example in order to use somePicture.jpg in c.xml, the file _rels/c.xml.rels would <text:s/>point to that file with a relationship Id. This Id would then be used in c.xml to point to the actual picture. </text:p>
      <text:p text:style-name="Text_20_body"/>
      <text:p text:style-name="Text_20_body">The relationship chain could look something like</text:p>
      <text:p text:style-name="Text_20_body">c.xml → rels/c.xml.rels → somePicture.jpg</text:p>
      <text:p text:style-name="Text_20_body"/>
      <text:p text:style-name="Text_20_body">A real life hierarchy from a Presentation document, might look like</text:p>
      <text:p text:style-name="Text_20_body">presentation.xml → rels/presentation.xml.rels → slide1.xml → rels/slide1.xml.rels → slideLayout3.xml → rels/slideLayout3.xml.rels → slideMaster4.xml → rels/slideMaster4.xml.rels → theme2.xml → picture.gif</text:p>
      <text:p text:style-name="Text_20_body">In practice the above would mean that a presentation has a slide which follows layout3, which follows slideMaster4 which uses a certain theme for default values, and that theme uses for some part of the theme a certain picture, most likely as one of the theme fill options.</text:p>
      <text:p text:style-name="Text_20_body"/>
      <text:p text:style-name="Text_20_body">There are two kinds of relationships in Ooxml. Pictures tend to be defined explicitly referred in the xml file. Where as some files such as layouts are referred implicitly.</text:p>
      <text:p text:style-name="Text_20_body"/>
      <text:p text:style-name="Text_20_body">The files related to reading of the relationships can be found from:</text:p>
      <text:p text:style-name="Text_20_body"/>
      <text:p text:style-name="Text_20_body">libmsooxml/MsooXmlRelationships.cpp</text:p>
      <text:p text:style-name="Text_20_body">libmsooxml/MsooXmlRelationships.h</text:p>
      <text:p text:style-name="Text_20_body">libmsooxml/MsooXmlRelationshipsReader.cpp</text:p>
      <text:p text:style-name="Text_20_body">libmsooxml/MsooXmlRelationshipsReader.h</text:p>
      <text:p text:style-name="Text_20_body"/>
      <text:h text:style-name="Heading_20_2" text:outline-level="2">Implementation notes:</text:h>
      <text:p text:style-name="Text_20_body">For some files, the relationship hierarchies can define a path to eg. to two different theme files, then it is unclear, which theme should be used.</text:p>
      <text:p text:style-name="Text_20_body">Such is the case for example in presentation.xml which refers to a theme file and has default character styles for presentations, these styles can be used in slideMaster which refers to another theme. So far it seems that the theme reference in presentations.xml should be ignored.</text:p>
      <text:h text:style-name="Heading_20_1" text:outline-level="1"><text:soft-page-break/>Docx documents</text:h>
      <text:p text:style-name="Text_20_body"/>
      <text:p text:style-name="Text_20_body">Docx documents contain docx specific markup language, VML(handled in later chapters), charts and SmartArt. The docx specific part of the code can be found from filters/docx/ folder.</text:p>
      <text:p text:style-name="Text_20_body"/>
      <text:p text:style-name="Text_20_body">An example of a real life example document could look like:</text:p>
      <text:p text:style-name="Text_20_body">[Content_Types].xml</text:p>
      <text:p text:style-name="Text_20_body">docProps/app.xml</text:p>
      <text:p text:style-name="Text_20_body">docProps/core.xml</text:p>
      <text:p text:style-name="Text_20_body">word/document.xml</text:p>
      <text:p text:style-name="Text_20_body">word/endnotes.xml</text:p>
      <text:p text:style-name="Text_20_body">word/fontTable.xml</text:p>
      <text:p text:style-name="Text_20_body">word/footnotes.xml</text:p>
      <text:p text:style-name="Text_20_body">word/header1.xml</text:p>
      <text:p text:style-name="Text_20_body">word/numbering.xml</text:p>
      <text:p text:style-name="Text_20_body">word/settings.xml</text:p>
      <text:p text:style-name="Text_20_body">word/styles.xml</text:p>
      <text:p text:style-name="Text_20_body">word/webSettings.xml</text:p>
      <text:p text:style-name="Text_20_body">word/embeddings/oleObject1.bin</text:p>
      <text:p text:style-name="Text_20_body">word/media/image1.wmf</text:p>
      <text:p text:style-name="Text_20_body">word/_rels/document.xml.rels</text:p>
      <text:p text:style-name="Text_20_body">word/_rels/header1.xml.rels</text:p>
      <text:p text:style-name="Text_20_body">word/theme/theme1.xml</text:p>
      <text:p text:style-name="Text_20_body"/>
      <text:p text:style-name="Text_20_body">When the file is opened, the execution starts from</text:p>
      <text:p text:style-name="Text_20_body">words/docx/DocxImport.cpp which reads the rest of the files in order.</text:p>
      <text:h text:style-name="Heading_20_2" text:outline-level="2">[Content_Types].xml</text:h>
      <text:p text:style-name="Text_20_body">This file lists the main document (document.xml) and all other content used in the zipped file.</text:p>
      <text:p text:style-name="Text_20_body">The reading then proceeds from files which contain meta information needed in document.xml</text:p>
      <text:h text:style-name="Heading_20_2" text:outline-level="2">fonttable.xml – DocxXmlFontTableReader</text:h>
      <text:p text:style-name="Text_20_body">Lists all the fonts used in the document, maps to style:font-face in ODF styles.xml.</text:p>
      <text:h text:style-name="Heading_20_2" text:outline-level="2"><text:soft-page-break/>settings.xml – DocxXmlSettingsReader</text:h>
      <text:p text:style-name="Text_20_body">This file contains application settings such as default tab spacing, whether the document should show it's background, default values for new shapes etc.</text:p>
      <text:p text:style-name="Text_20_body">Most settings are ignored atm.as they don't seem to have a well defined ODF counterpart.</text:p>
      <text:h text:style-name="Heading_20_2" text:outline-level="2">themeX.xml – libmsooxml/MsooXmlThemesReader</text:h>
      <text:p text:style-name="Text_20_body">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p>
      <text:h text:style-name="Heading_20_2" text:outline-level="2">numbering.xml – DocxXmlNumberingReader</text:h>
      <text:p text:style-name="Text_20_body">Most list styles used in Docx files are defined in this file. They are then referred from the main document.</text:p>
      <text:h text:style-name="Heading_20_2" text:outline-level="2">footnotes.xml / comments.xml / endnotes.xml – DocxXmlFootnoteReader / DocxXmlCommentReader / DocxXmlEndnoteReader</text:h>
      <text:p text:style-name="Text_20_body">These files contain footnotes/comments/endnotes which are referred in the actual document.</text:p>
      <text:h text:style-name="Heading_20_2" text:outline-level="2">styles.xml – DocxXmlStylesReader</text:h>
      <text:p text:style-name="Text_20_body">This file contains predefined paragraph, text, table etc styles, which are then used in the main document.</text:p>
      <text:h text:style-name="Heading_20_2" text:outline-level="2">document.xml – DocxXmlDocumentReader</text:h>
      <text:p text:style-name="Text_20_body">This file is the actual document body.</text:p>
      <text:h text:style-name="Heading_20_2" text:outline-level="2">headerX.xml / footerX.xml – DocxXmlFooterReader / DocxXmlHeaderReader</text:h>
      <text:p text:style-name="Text_20_body">Sections / Masterpages in the main document may define to have header &amp; footer, these files will contain the descriptions on how the headers/footers should look like.</text:p>
      <text:h text:style-name="Heading_20_2" text:outline-level="2">other xml files &amp; folders</text:h>
      <text:p text:style-name="Text_20_body">Any other xml files mentioned here are not interpreted atm or are explained elsewhere (smart art, charts).</text:p>
      <text:h text:style-name="Heading_20_2" text:outline-level="2">Files in media/embedding folder</text:h>
      <text:p text:style-name="Text_20_body">These files are used &amp; referred from any xml file mentioned above.</text:p>
      <text:h text:style-name="Heading_20_2" text:outline-level="2"><text:soft-page-break/>Implementation notes:</text:h>
      <text:p text:style-name="Text_20_body">It seems that 2007 Docx uses themes mostly optionally. In most cases it provides the values also otherwise. Atm. picture theme fills are disabled as they use color conversions which do not seem to be available in ODF.</text:p>
      <text:h text:style-name="P2" text:outline-level="1">Pptx documents</text:h>
      <text:p text:style-name="Text_20_body">Pptx documents consist of presentation specific xml, handled in</text:p>
      <text:p text:style-name="Text_20_body">filters/pptx/,</text:p>
      <text:p text:style-name="Text_20_body">and DrawingML, charts, SmartArt and VML (used for placeholder images &amp; some controls)</text:p>
      <text:p text:style-name="Text_20_body"/>
      <text:p text:style-name="Text_20_body">A typical presentation file may look something like below, files which are currently ignored are marked with (*)</text:p>
      <text:p text:style-name="Text_20_body">[Content_Types].xml</text:p>
      <text:p text:style-name="Text_20_body">docProps/app.xml (*)</text:p>
      <text:p text:style-name="Text_20_body">docProps/core.xml (*)</text:p>
      <text:p text:style-name="Text_20_body">docProps/thumbnail.jpeg (*)</text:p>
      <text:p text:style-name="Text_20_body">ppt/handoutMasters/handoutMaster1.xml (*)</text:p>
      <text:p text:style-name="Text_20_body">ppt/handoutMasters/_rels/handoutMaster1.xml.rels</text:p>
      <text:p text:style-name="Text_20_body">ppt/notesMasters/notesMaster1.xml</text:p>
      <text:p text:style-name="Text_20_body">ppt/notesMasters/_rels/notesMaster1.xml.rels</text:p>
      <text:p text:style-name="Text_20_body">ppt/notesSlides/notesSlide1.xml</text:p>
      <text:p text:style-name="Text_20_body">ppt/notesSlides/_rels/notesSlide1.xml.rels</text:p>
      <text:p text:style-name="Text_20_body">ppt/presentation.xml</text:p>
      <text:p text:style-name="Text_20_body">ppt/presProps.xml (*)</text:p>
      <text:p text:style-name="Text_20_body">ppt/slideLayouts/slideLayout1.xml</text:p>
      <text:p text:style-name="Text_20_body">ppt/slideLayouts/slideLayout2.xml</text:p>
      <text:p text:style-name="Text_20_body">ppt/slideLayouts/_rels/slideLayout1.xml.rels</text:p>
      <text:p text:style-name="Text_20_body">ppt/slideLayouts/_rels/slideLayout2.xml.rels</text:p>
      <text:p text:style-name="Text_20_body">ppt/slideMasters/slideMaster1.xml</text:p>
      <text:p text:style-name="Text_20_body">ppt/slideMasters/_rels/slideMaster1.xml.rels</text:p>
      <text:p text:style-name="Text_20_body">ppt/slides/slide1.xml</text:p>
      <text:p text:style-name="Text_20_body">ppt/slides/_rels/slide1.xml.rels</text:p>
      <text:p text:style-name="Text_20_body">ppt/tableStyles.xml</text:p>
      <text:p text:style-name="Text_20_body">ppt/theme/theme1.xml</text:p>
      <text:p text:style-name="Text_20_body">ppt/viewProps.xml (*)</text:p>
      <text:p text:style-name="Text_20_body"/>
      <text:p text:style-name="Text_20_body"/>
      <text:p text:style-name="Text_20_body"/>
      <text:h text:style-name="Heading_20_2" text:outline-level="2"><text:soft-page-break/>Presentation structure</text:h>
      <text:p text:style-name="Text_20_body">Handling the presentation starts from</text:p>
      <text:p text:style-name="Text_20_body">pptx/kpresenter/PptxImport</text:p>
      <text:p text:style-name="Text_20_body"/>
      <text:h text:style-name="Heading_20_2" text:outline-level="2">presentation.xml - PptxDocumentReader</text:h>
      <text:p text:style-name="Text_20_body">Understanding the presentation starts from presentation.xml it lists default styles for the presentations, <text:s/>all slides and all slideMasters which are used in the presentation</text:p>
      <text:p text:style-name="Text_20_body"/>
      <text:p text:style-name="Text_20_body">Typically the overall situation looks like:</text:p>
      <text:p text:style-name="Text_20_body">slideX.xml<text:tab/>→ slideLayoutY.xml<text:tab/>→ slideMasterZ.xml<text:tab/>→ themeW.xml</text:p>
      <text:p text:style-name="Text_20_body"><text:tab/><text:tab/>→ notesSlideV.xml<text:tab/>→ notesMasterQ.xml<text:tab/>→ themeP.xml</text:p>
      <text:p text:style-name="Text_20_body"/>
      <text:p text:style-name="Text_20_body">This means that in order to interpret the contents of a single slide, it is important to parse the information from the slideLayout, slideMaster &amp; its theme, notesSlide, notesMaster and its theme.</text:p>
      <text:h text:style-name="Heading_20_2" text:outline-level="2">theme.xml – libmsooxml/MsooXmlThemeReader</text:h>
      <text:p text:style-name="Text_20_body">Theme files contain predefined colors, outlines and shape fills which are then referred in slideMaster, slideLayout, slide, notesSlide and notesMaster. </text:p>
      <text:h text:style-name="Heading_20_2" text:outline-level="2">slideMaster.xml - PptxSlideReader</text:h>
      <text:p text:style-name="Text_20_body">SlideMaster files contain default styles for specific parts of the slideMaster. It defines three styles bodyStyle, titleStyle and otherStyle. Specification says that bodyStyle is used for 'body' content, titleStyle for 'titleContent' and otherStyle for any other content.</text:p>
      <text:p text:style-name="Text_20_body">SlideMaster also contains placeholder coordinates for some shapes, they are usually identified by phType and phId.</text:p>
      <text:h text:style-name="Heading_20_2" text:outline-level="2">slideLayout.xml - PptxSlideReader</text:h>
      <text:p text:style-name="Text_20_body">SlideLayout inherits the styles and the placeholder coordinates from SlideMaster, in addition to this, it can create more placholders, modify the existing ones and modify their styles.</text:p>
      <text:h text:style-name="Heading_20_2" text:outline-level="2">slide.xml - PptxSlideReader</text:h>
      <text:p text:style-name="Text_20_body">Slide then inherits the styles and the placeholders from slideLayout and also slideMaster.</text:p>
      <text:p text:style-name="Text_20_body"/>
      <text:p text:style-name="Text_20_body">In practice the work flow for the moment looks as follows:</text:p>
      <text:p text:style-name="Text_20_body">If a slide has shape, check for it's phType and phId.</text:p>
      <text:p text:style-name="Text_20_body">If it does, inherit the geometrical values from a shape with same type/id from slideMaster if present.</text:p>
      <text:p text:style-name="Text_20_body"><text:soft-page-break/>Inherit values defined in the slideLayout if present.</text:p>
      <text:p text:style-name="Text_20_body">Then use the local values specified in the slide.</text:p>
      <text:p text:style-name="Text_20_body"/>
      <text:p text:style-name="Text_20_body">Text styles are handled similarly with the addition that before inheriting the values from slideMaster, the defaultStyles from pressentation.xml are used.</text:p>
      <text:h text:style-name="Heading_20_2" text:outline-level="2">notesSlide / notesMaster - PptxSlideReader</text:h>
      <text:p text:style-name="Text_20_body">NotesSlide inherits similarly it's values from notesMaster. It contains presentation notes for a specific slide.</text:p>
      <text:h text:style-name="Heading_20_2" text:outline-level="2">tablestyles.xml – libmsooxml/MsooxmlDrawingTableStyleReader</text:h>
      <text:p text:style-name="Text_20_body">Contains predefined table template styles used in styling tables in Drawing ML used in presentations.</text:p>
      <text:h text:style-name="Heading_20_2" text:outline-level="2">other xml files</text:h>
      <text:p text:style-name="Text_20_body">Other xml files are handled by their respective readers, eg. Charts and SmartArt, Comments(PptxCommentsReader, PptxCommentAuthorsReader) or simply ignored.</text:p>
      <text:h text:style-name="Heading_20_2" text:outline-level="2">Implementation notes:</text:h>
      <text:p text:style-name="Text_20_body">The specification does not state how the inheritance chain should work either to shape geometries or text styles. There have been multiple forum discussions about that, but with no definite conclusion.</text:p>
      <text:p text:style-name="Text_20_body">The question has also been asked in Ooxml implementation forum but without a good answer. Therefore the current approach is mostly a try &amp; error solution which works mostly. However, it has some errors as the process is not defined anywhere.</text:p>
      <text:h text:style-name="P2" text:outline-level="1">Xlsx documents</text:h>
      <text:p text:style-name="Text_20_body">Xlsx documents consist of spreadsheet specific xml, handled in</text:p>
      <text:p text:style-name="Text_20_body">filters/tables/xlsx/,</text:p>
      <text:p text:style-name="Text_20_body">and DrawingML, charts, SmartArt and VML (used for placeholder images &amp; some controls)</text:p>
      <text:p text:style-name="Text_20_body"/>
      <text:p text:style-name="Text_20_body">A typical spreadsheet file may look something like below, files which are currently ignored are marked with (*)</text:p>
      <text:p text:style-name="Text_20_body"/>
      <text:p text:style-name="Text_20_body">[Content_Types].xml</text:p>
      <text:p text:style-name="Text_20_body">docProps/app.xml (*)</text:p>
      <text:p text:style-name="Text_20_body">docProps/core.xml (*)</text:p>
      <text:p text:style-name="Text_20_body">xl/printerSettings/printerSettings1.bin (*)</text:p>
      <text:p text:style-name="Text_20_body">xl/styles.xml</text:p>
      <text:p text:style-name="Text_20_body">xl/theme/theme1.xml</text:p>
      <text:p text:style-name="Text_20_body">xl/workbook.xml</text:p>
      <text:p text:style-name="Text_20_body">xl/_rels/workbook.xml.rels</text:p>
      <text:p text:style-name="Text_20_body">xl/sharedStrings.xml</text:p>
      <text:p text:style-name="Text_20_body">xl/worksheets/sheet1.xml</text:p>
      <text:p text:style-name="Text_20_body">xl/worksheets/sheet2.xml</text:p>
      <text:p text:style-name="Text_20_body">xl/worksheets/heet3.xml</text:p>
      <text:p text:style-name="Text_20_body">xl/worksheets/_rels/sheet1.xml.rels</text:p>
      <text:p text:style-name="Text_20_body">xl/drawings/drawing1.xml</text:p>
      <text:p text:style-name="Text_20_body">xl/drawings/_rels/drawing1.xml.rels</text:p>
      <text:p text:style-name="Text_20_body">xl/comments1.xml</text:p>
      <text:p text:style-name="Text_20_body"/>
      <text:h text:style-name="Heading_20_2" text:outline-level="2">workbook.xml – XlsxXmlDocumentReader</text:h>
      <text:p text:style-name="Text_20_body">For spreadsheets the starting point is always workbook.xml. It contains references to all the sheets that are available.</text:p>
      <text:h text:style-name="Heading_20_2" text:outline-level="2">styles.xml – XlsxXmlStylesReader</text:h>
      <text:p text:style-name="Text_20_body">Styles.xml contains in general all styles used in all the sheets. Unlike in docx documents, the actual documents, sheets in this case, do not contain any style information, they only refer to styles which have been defined in styles.xml. A typical reference looks like &lt;c r="A1" s="31" t="s"&gt; Where s defines that style #31 should be used for that cell.</text:p>
      <text:h text:style-name="Heading_20_2" text:outline-level="2"><text:soft-page-break/>sharedStrings.xml – XlsxXmlSharedStringsReader</text:h>
      <text:p text:style-name="Text_20_body">Sharedstrings.xml contains all normal strings used in all the sheets. Like with styles, the strings are referred from the sheets. For example &lt;v&gt;260&lt;/v&gt;. refers to string #260 in sharedstrings.xml.</text:p>
      <text:h text:style-name="Heading_20_2" text:outline-level="2">sheetX.xml – XlsxXmlWorksheetReader</text:h>
      <text:p text:style-name="Text_20_body">Sheets in xlsx are a collection of rows &amp; cells. Each of them which has content refers to a particular style, and a particular string. In addition to that the sheets refer to drawings and pivot tables. All of which are handled next. The sheets also have an explicit relationship to comments file if one is applicable.</text:p>
      <text:h text:style-name="Heading_20_2" text:outline-level="2">drawingX.xml – XlsxXmlDrawingReader</text:h>
      <text:p text:style-name="Text_20_body">Drawing xml files are drawing ML files with Xlsx specific anchoring information. The information states to which cells the picture are anchored if feasible.</text:p>
      <text:h text:style-name="Heading_20_2" text:outline-level="2">commentsX.xml – XlsxXmlCommentsReader</text:h>
      <text:p text:style-name="Text_20_body">Comments are a collection of text &amp; styles. Unlike with normal strings, comments actually refer to specific cells where the comment is related. Therefore in order to understand sheets fully it is needed to read the comments file first.</text:p>
      <text:h text:style-name="Heading_20_2" text:outline-level="2">XlsxXmlTableReader (pivot tables)</text:h>
      <text:p text:style-name="Text_20_body">Sheets can use and refer to special tables called pivot tables, currently this part is not implemented.</text:p>
      <text:h text:style-name="Heading_20_2" text:outline-level="2">other files</text:h>
      <text:p text:style-name="Text_20_body">Sheets like presentations can also refer to VML Drawings, for this libmsooxml/VmlDrawingReader is used.</text:p>
      <text:h text:style-name="Heading_20_2" text:outline-level="2">Implementation notes:</text:h>
      <text:p text:style-name="Text_20_body">Most of the anchoring information related to drawings, pictures and charts is ignored for the moment. They are placed correctly though.</text:p>
      <text:p text:style-name="Text_20_body">The structure of worksheets is such that some information which is needed in the middle of the file is provided only in the end. Therefore it might make sense to rewrite most of the filter code at some point so that everything would be placed on a single container first and only after reading the whole sheet, something would be outputted to ODF.</text:p>
      <text:h text:style-name="P2" text:outline-level="1">Drawing ML</text:h>
      <text:p text:style-name="Text_20_body">Drawing ML is part of the ooxml which describes a generic format for drawings and pictures. It is used used in xlsx and pptx formats. The reading functions can be found from:</text:p>
      <text:p text:style-name="Text_20_body">libmsooxml/MsooxmlCommonReaderDrawingImpl.h.</text:p>
      <text:p text:style-name="Text_20_body"/>
      <text:p text:style-name="Text_20_body">Table specific parts of drawingML are handled by </text:p>
      <text:p text:style-name="Text_20_body">libmsooxml/MsooXmlDrawingReaderTableImpl.h</text:p>
      <text:p text:style-name="Text_20_body">libmsooxml/MsooXmlTableStyle</text:p>
      <text:p text:style-name="Text_20_body">libmsooxml/MsooXmlDrawingTableStyleReader</text:p>
      <text:p text:style-name="Text_20_body"/>
      <text:p text:style-name="Text_20_body">The style reader is atm. Used only for pptx files which define predefined table styles in a separate tablestyles.xml file.</text:p>
      <text:p text:style-name="Text_20_body"/>
      <text:p text:style-name="Text_20_body">In addition to these, when DrawingML file contains a user generated custom geometrical shape</text:p>
      <text:p text:style-name="Text_20_body">libmsooxml/ComplexShapeHandler</text:p>
      <text:p text:style-name="Text_20_body">is used.</text:p>
      <text:h text:style-name="Heading_20_2" text:outline-level="2">presetShapeDefinitions.xml</text:h>
      <text:p text:style-name="Text_20_body">DrawingML spec contains predefined values &amp; shapes &amp; connections which are then referred in the Drawing ML xml with identifiers such as 'RoundRect'. They are separated into separate definition files. The only one which is currently used is presetShapeDefinitions.xml for which libmsooxml/generated/ has a parser which parses that file and creates parameters for the shapes which can be used in ODF custom-shapes. The generated file is called generatedShapes.h. For the moment only the shape outline is parsed, text areas and handles are not yet supported.</text:p>
      <text:h text:style-name="Heading_20_2" text:outline-level="2">Implementation notes:</text:h>
      <text:p text:style-name="Text_20_body">Some shapes in presetShapeDefinitions.xml are defined incorrectly, therefore a rectangle is used in place of them. The list can be found from MsooxmlCommonReaderDrawingImpl.h.</text:p>
      <text:p text:style-name="Text_20_body">It is highly encouraged to to place a corrected version of presetShapeDefinitions.xml to libmsooml/generated/ and run the generator to create correct versions once they are available.</text:p>
      <text:h text:style-name="P2" text:outline-level="1">VML</text:h>
      <text:p text:style-name="Text_20_body">VML is a transitional features described in ECMA-376 2<text:span text:style-name="T1">nd</text:span> <text:s/>Part 4.</text:p>
      <text:p text:style-name="Text_20_body">It is used for describing basic geometrical shapes such as rectangles and lines. It is also used for displaying pictures. Docx uses VML instead of Drawing ML for most things in 2007 Ms Ooxml. Where as pptx &amp; xlsx use VML files for describing placeholder images and controls (not supported atm).</text:p>
      <text:p text:style-name="Text_20_body"/>
      <text:p text:style-name="Text_20_body">The reader functions can be found from </text:p>
      <text:p text:style-name="Text_20_body">libmsooxml/MsooXmlVmlReaderImpl.h</text:p>
      <text:p text:style-name="Text_20_body"/>
      <text:p text:style-name="Text_20_body">In addition to that pptx and xlsx files sometimes contain separate VmlDrawing xml files which contain in most cases placeholder images for ole objects etc. This file is handled by</text:p>
      <text:p text:style-name="Text_20_body">libmsooxml/VmlDrawingReader</text:p>
      <text:h text:style-name="Heading_20_2" text:outline-level="2">Implementation notes:</text:h>
      <text:p text:style-name="Text_20_body">Some autoshapes defined in VML produce different results from their path that is shown by Ms Office. This seems to be caused by incorrect VML paths from Ms Office. Libreoffice has tackled this problem by ignoring the path element completely when a specific shape attribute o:spt is present. Instead LO reads the integer value of that element and creates the shape with in own way. Most likely something like this should be done in Calligra too when encountering faulty VML paths.</text:p>
      <text:h text:style-name="P2" text:outline-level="1">Charts</text:h>
      <text:p text:style-name="Text_20_body">Charts represent chart graphics in separate files which can be referred from any other main document.</text:p>
      <text:p text:style-name="Text_20_body">Handled for all filetypes by </text:p>
      <text:p text:style-name="Text_20_body">tables/xlsx/XlsxChartReader</text:p>
      <text:p text:style-name="Text_20_body">tables/xlsx/ChartExport</text:p>
      <text:p text:style-name="Text_20_body"/>
      <text:p text:style-name="Text_20_body">TBD</text:p>
      <text:p text:style-name="Text_20_body"/>
      <text:p text:style-name="Text_20_body">Currently lacking documentation &amp; some implementation</text:p>
      <text:h text:style-name="P2" text:outline-level="1">Smart Art</text:h>
      <text:p text:style-name="Text_20_body">Smart Art represent graphics in separate files which can be referred from any other main document.</text:p>
      <text:p text:style-name="Text_20_body">Handled by libmsooxml/MsooXmlDiagramReader</text:p>
      <text:p text:style-name="Text_20_body"/>
      <text:p text:style-name="Text_20_body">TBD</text:p>
      <text:p text:style-name="Text_20_body"/>
      <text:p text:style-name="Text_20_body">Currently lacking documentation &amp; some implementation</text:p>
      <text:h text:style-name="P2" text:outline-level="1">Ms Ooxml 2007 vs 2010, future versions</text:h>
      <text:p text:style-name="Text_20_body">From document structure point of view, there seems to be no difference between the two versions of Ooxml.</text:p>
      <text:p text:style-name="Text_20_body"/>
      <text:p text:style-name="Text_20_body">From the point of view of the XML. There are small differences with Docx documents. In 2007 a VML mark-up language is used widely when describing autoshapes, basic drawings and some pictures.</text:p>
      <text:p text:style-name="Text_20_body">In 2010 XML an alternative structure is provided starting with a tag &lt;mc:Choice&gt;. It provides a choice between old VML type of xml and a newer xml which resembles DrawingML. In these cases the current implementation will use the VML alternative.</text:p>
      <text:p text:style-name="Text_20_body"/>
      <text:p text:style-name="Text_20_body">VML is labeled as a transitional feature, stating that support would it would be temporary. However in order to keep 2007 Ms Office able to read future versions of the documents, it seems that VML structures will have to be provided also in the future.</text:p>
      <text:p text:style-name="Text_20_body"/>
      <text:p text:style-name="Text_20_body">Most Ooxml fields have capability for custom extensions via &lt;ext&gt; tag. In 2010 Ms ooxml this field is used more heavily for some special effects which are only supported by 2010. For the moment the Calligra filter does not read the fi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8T13:41:51</meta:creation-date>
    <dc:date>2011-06-29T13:53:58</dc:date>
    <meta:editing-duration>PT23H9M39S</meta:editing-duration>
    <meta:editing-cycles>40</meta:editing-cycles>
    <meta:generator>LibreOffice/3.3$Linux LibreOffice_project/330m19$Build-202</meta:generator>
    <meta:document-statistic meta:table-count="0" meta:image-count="0" meta:object-count="0" meta:page-count="17" meta:paragraph-count="272" meta:word-count="2595" meta:character-count="18634"/>
  </office:meta>
</office:document-meta>
</file>